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modern" style:font-pitch="variable"/>
    <style:font-face style:name="Droid Sans Mono" svg:font-family="'Droid Sans Mono'" style:font-family-generic="swiss" style:font-pitch="fixed"/>
    <style:font-face style:name="Iosevka" svg:font-family="Iosevka" style:font-family-generic="modern"/>
    <style:font-face style:name="Iosevka1" svg:font-family="Iosevka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width="0.053cm" svg:stroke-color="#8d1d75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draw:stroke="dash" draw:stroke-dash="Long_20_Dash" svg:stroke-linecap="butt" draw:fill="none" draw:textarea-vertical-align="middle" loext:decorative="false"/>
    </style:style>
    <style:style style:name="gr4" style:family="graphic" style:parent-style-name="objectwithoutfill">
      <style:graphic-properties draw:stroke="dash" draw:stroke-dash="Dash" svg:stroke-linecap="butt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.2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.4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text-properties fo:color="#00a933" loext:opacity="100%" fo:font-size="12pt" fo:font-style="italic"/>
    </style:style>
    <style:style style:name="P3" style:family="paragraph">
      <style:paragraph-properties style:text-autospace="none"/>
    </style:style>
    <style:style style:name="P4" style:family="paragraph">
      <loext:graphic-properties draw:fill="none" draw:fill-color="#ffffff"/>
      <style:paragraph-properties style:text-autospace="none"/>
      <style:text-properties fo:color="#00a933" loext:opacity="100%" style:font-name="Iosevka" fo:font-size="12pt" fo:font-style="italic" style:font-name-asian="Iosevka" style:font-size-asian="13.5pt" style:font-style-asian="italic" style:font-name-complex="Iosevka" style:font-size-complex="13.5pt" style:font-style-complex="italic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size="12pt" fo:font-style="italic"/>
    </style:style>
    <style:style style:name="P7" style:family="paragraph">
      <style:text-properties fo:color="#2a6099" loext:opacity="100%" fo:font-size="12pt"/>
    </style:style>
    <style:style style:name="P8" style:family="paragraph">
      <loext:graphic-properties draw:fill="none" draw:fill-color="#ffffff"/>
      <style:text-properties fo:color="#2a6099" loext:opacity="100%" style:font-name="Droid Sans Mono" fo:font-size="12pt" style:font-size-asian="10pt" style:font-size-complex="10pt"/>
    </style:style>
    <style:style style:name="T1" style:family="text">
      <style:text-properties fo:color="#00a933" loext:opacity="100%" fo:font-size="12pt" fo:font-style="italic"/>
    </style:style>
    <style:style style:name="T2" style:family="text">
      <style:text-properties fo:font-variant="normal" fo:text-transform="none" fo:color="#00a933" loext:opacity="100%" style:text-outline="false" style:text-line-through-style="none" style:text-line-through-type="none" style:font-name="Iosevka" fo:font-size="12pt" fo:font-style="italic" fo:text-shadow="none" style:text-underline-style="none" fo:font-weight="normal" style:letter-kerning="true" style:font-name-asian="Iosevka" style:font-size-asian="13.5pt" style:font-style-asian="italic" style:font-weight-asian="normal" style:font-name-complex="Iosevka" style:font-size-complex="13.5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font-size="12pt" fo:font-style="italic"/>
    </style:style>
    <style:style style:name="T5" style:family="text">
      <style:text-properties fo:color="#2a6099" loext:opacity="100%" style:font-name="Droid Sans Mono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08cm" svg:y1="3.519cm" svg:x2="2.708cm" svg:y2="8.019cm">
          <text:p/>
        </draw:line>
        <draw:line draw:style-name="gr1" draw:text-style-name="P1" draw:layer="layout" svg:x1="10.708cm" svg:y1="8.019cm" svg:x2="2.708cm" svg:y2="8.019cm">
          <text:p/>
        </draw:line>
        <draw:path draw:style-name="gr2" draw:text-style-name="P1" draw:layer="layout" svg:width="7.081cm" svg:height="5.359cm" draw:transform="rotate (0.418180888777841) translate (2.25872665372553cm 5.00801663875152cm)" svg:viewBox="0 0 7082 5360" svg:d="M0 1106c432-355 1726-1421 2640-1015s432 4569 1802 5178c914 406 2209-660 2640-1015">
          <text:p/>
        </draw:path>
        <draw:line draw:style-name="gr3" draw:text-style-name="P1" draw:layer="layout" svg:x1="2.458cm" svg:y1="6.019cm" svg:x2="10.708cm" svg:y2="6.019cm">
          <text:p/>
        </draw:line>
        <draw:line draw:style-name="gr4" draw:text-style-name="P1" draw:layer="layout" svg:x1="2.708cm" svg:y1="4.019cm" svg:x2="4.708cm" svg:y2="4.019cm">
          <text:p/>
        </draw:line>
        <draw:line draw:style-name="gr4" draw:text-style-name="P1" draw:layer="layout" svg:x1="6.458cm" svg:y1="6.019cm" svg:x2="6.458cm" svg:y2="8.019cm">
          <text:p/>
        </draw:line>
        <draw:line draw:style-name="gr4" draw:text-style-name="P1" draw:layer="layout" svg:x1="10.458cm" svg:y1="6.019cm" svg:x2="10.458cm" svg:y2="8.019cm">
          <text:p/>
        </draw:line>
        <draw:frame draw:style-name="gr5" draw:text-style-name="P2" draw:layer="layout" svg:width="0.739cm" svg:height="0.725cm" svg:x="2.355cm" svg:y="8.019cm">
          <draw:text-box>
            <text:p><text:span text:style-name="T1">0</text:span></text:p>
          </draw:text-box>
        </draw:frame>
        <draw:frame draw:style-name="gr6" draw:text-style-name="P4" draw:layer="layout" svg:width="0.714cm" svg:height="0.785cm" svg:x="6.208cm" svg:y="8.019cm">
          <draw:text-box>
            <text:p text:style-name="P3"><text:span text:style-name="T2">π</text:span></text:p>
          </draw:text-box>
        </draw:frame>
        <draw:frame draw:style-name="gr7" draw:text-style-name="P4" draw:layer="layout" svg:width="0.925cm" svg:height="0.785cm" svg:x="9.869cm" svg:y="8.019cm">
          <draw:text-box>
            <text:p text:style-name="P3"><text:span text:style-name="T2">2π</text:span></text:p>
          </draw:text-box>
        </draw:frame>
        <draw:frame draw:style-name="gr5" draw:text-style-name="P5" draw:layer="layout" svg:width="0.739cm" svg:height="0.725cm" svg:x="2.355cm" svg:y="8.794cm">
          <draw:text-box>
            <text:p><text:span text:style-name="T3">0</text:span></text:p>
          </draw:text-box>
        </draw:frame>
        <draw:frame draw:style-name="gr8" draw:text-style-name="P5" draw:layer="layout" svg:width="1.213cm" svg:height="0.725cm" svg:x="5.958cm" svg:y="8.794cm">
          <draw:text-box>
            <text:p><text:span text:style-name="T3">128</text:span></text:p>
          </draw:text-box>
        </draw:frame>
        <draw:frame draw:style-name="gr8" draw:text-style-name="P5" draw:layer="layout" svg:width="1.213cm" svg:height="0.725cm" svg:x="9.689cm" svg:y="8.794cm">
          <draw:text-box>
            <text:p><text:span text:style-name="T3">255</text:span></text:p>
          </draw:text-box>
        </draw:frame>
        <draw:frame draw:style-name="gr9" draw:text-style-name="P5" draw:layer="layout" svg:width="1.353cm" svg:height="0.725cm" svg:x="1.355cm" svg:y="7.519cm">
          <draw:text-box>
            <text:p><text:span text:style-name="T3">-127</text:span></text:p>
          </draw:text-box>
        </draw:frame>
        <draw:frame draw:style-name="gr10" draw:text-style-name="P5" draw:layer="layout" svg:width="0.853cm" svg:height="1cm" svg:x="1.708cm" svg:y="5.769cm">
          <draw:text-box>
            <text:p><text:span text:style-name="T3">0</text:span></text:p>
          </draw:text-box>
        </draw:frame>
        <draw:frame draw:style-name="gr8" draw:text-style-name="P5" draw:layer="layout" svg:width="1.213cm" svg:height="0.725cm" svg:x="1.495cm" svg:y="3.769cm">
          <draw:text-box>
            <text:p><text:span text:style-name="T3">127</text:span></text:p>
          </draw:text-box>
        </draw:frame>
        <draw:frame draw:style-name="gr5" draw:text-style-name="P5" draw:layer="layout" svg:width="0.739cm" svg:height="0.725cm" svg:x="2.355cm" svg:y="9.519cm">
          <draw:text-box>
            <text:p><text:span text:style-name="T3">0</text:span></text:p>
          </draw:text-box>
        </draw:frame>
        <draw:frame draw:style-name="gr5" draw:text-style-name="P5" draw:layer="layout" svg:width="0.739cm" svg:height="0.725cm" svg:x="2.356cm" svg:y="8.794cm">
          <draw:text-box>
            <text:p><text:span text:style-name="T3">0</text:span></text:p>
          </draw:text-box>
        </draw:frame>
        <draw:frame draw:style-name="gr11" draw:text-style-name="P5" draw:layer="layout" svg:width="0.976cm" svg:height="0.725cm" svg:x="5.958cm" svg:y="9.519cm">
          <draw:text-box>
            <text:p><text:span text:style-name="T3">90</text:span></text:p>
          </draw:text-box>
        </draw:frame>
        <draw:frame draw:style-name="gr8" draw:text-style-name="P5" draw:layer="layout" svg:width="1.213cm" svg:height="0.725cm" svg:x="9.745cm" svg:y="9.519cm">
          <draw:text-box>
            <text:p><text:span text:style-name="T3">179</text:span></text:p>
          </draw:text-box>
        </draw:frame>
        <draw:frame draw:style-name="gr8" draw:text-style-name="P5" draw:layer="layout" svg:width="1.213cm" svg:height="0.725cm" svg:x="0.208cm" svg:y="3.756cm">
          <draw:text-box>
            <text:p><text:span text:style-name="T3">255</text:span></text:p>
          </draw:text-box>
        </draw:frame>
        <draw:frame draw:style-name="gr8" draw:text-style-name="P5" draw:layer="layout" svg:width="1.213cm" svg:height="0.725cm" svg:x="0.227cm" svg:y="5.756cm">
          <draw:text-box>
            <text:p><text:span text:style-name="T3">128</text:span></text:p>
          </draw:text-box>
        </draw:frame>
        <draw:frame draw:style-name="gr5" draw:text-style-name="P5" draw:layer="layout" svg:width="0.739cm" svg:height="0.725cm" svg:x="0.374cm" svg:y="7.544cm">
          <draw:text-box>
            <text:p><text:span text:style-name="T3">0</text:span></text:p>
          </draw:text-box>
        </draw:frame>
        <draw:frame draw:style-name="gr12" draw:text-style-name="P6" draw:layer="layout" svg:width="2.229cm" svg:height="0.725cm" svg:x="7.208cm" svg:y="4.019cm">
          <draw:text-box>
            <text:p><text:span text:style-name="T4">y = sin(x)</text:span></text:p>
          </draw:text-box>
        </draw:frame>
        <draw:frame draw:style-name="gr13" draw:text-style-name="P6" draw:layer="layout" svg:width="0.714cm" svg:height="0.725cm" svg:x="2.5cm" svg:y="2.769cm">
          <draw:text-box>
            <text:p><text:span text:style-name="T4">y</text:span></text:p>
          </draw:text-box>
        </draw:frame>
        <draw:frame draw:style-name="gr14" draw:text-style-name="P6" draw:layer="layout" svg:width="0.714cm" svg:height="0.725cm" svg:x="10.645cm" svg:y="7.577cm">
          <draw:text-box>
            <text:p><text:span text:style-name="T4">x</text:span></text:p>
          </draw:text-box>
        </draw:frame>
        <draw:frame draw:style-name="gr15" draw:text-style-name="P8" draw:layer="layout" svg:width="3.296cm" svg:height="0.747cm" svg:x="11.067cm" svg:y="8.794cm">
          <draw:text-box>
            <text:p text:style-name="P7"><text:span text:style-name="T5">sin8, sin8u</text:span></text:p>
          </draw:text-box>
        </draw:frame>
        <draw:frame draw:style-name="gr15" draw:text-style-name="P8" draw:layer="layout" svg:width="3.804cm" svg:height="0.747cm" svg:x="11.067cm" svg:y="9.519cm">
          <draw:text-box>
            <text:p text:style-name="P7"><text:span text:style-name="T5">sinr8, sinr8u</text:span></text:p>
          </draw:text-box>
        </draw:frame>
        <draw:frame draw:style-name="gr15" draw:text-style-name="P8" draw:layer="layout" svg:width="3.296cm" svg:height="0.747cm" draw:transform="rotate (1.0471975511966) translate (1.372cm 3.388cm)">
          <draw:text-box>
            <text:p text:style-name="P7"><text:span text:style-name="T5">sin8, sinr8</text:span></text:p>
          </draw:text-box>
        </draw:frame>
        <draw:frame draw:style-name="gr15" draw:text-style-name="P8" draw:layer="layout" svg:width="3.804cm" svg:height="0.747cm" draw:transform="rotate (1.0471975511966) translate (0.25cm 3.384cm)">
          <draw:text-box>
            <text:p text:style-name="P7"><text:span text:style-name="T5">sin8u, sinr8u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modern" style:font-pitch="variable"/>
    <style:font-face style:name="Droid Sans Mono" svg:font-family="'Droid Sans Mono'" style:font-family-generic="swiss" style:font-pitch="fixed"/>
    <style:font-face style:name="Iosevka" svg:font-family="Iosevka" style:font-family-generic="modern"/>
    <style:font-face style:name="Iosevka1" svg:font-family="Iosevka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9:16:06.856734713</meta:creation-date>
    <dc:date>2024-05-29T23:10:15.323252013</dc:date>
    <meta:editing-duration>PT39M53S</meta:editing-duration>
    <meta:editing-cycles>3</meta:editing-cycles>
    <meta:generator>LibreOffice/7.6.6.3$Linux_X86_64 LibreOffice_project/60$Build-3</meta:generator>
    <meta:document-statistic meta:object-count="30"/>
  </office:meta>
</office:document-meta>
</file>